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4158" calcext:value-type="float">
            <text:p>4158</text:p>
          </table:table-cell>
          <table:table-cell office:value-type="float" office:value="283" calcext:value-type="float">
            <text:p>283</text:p>
          </table:table-cell>
          <table:table-cell office:value-type="float" office:value="422" calcext:value-type="float">
            <text:p>422</text:p>
          </table:table-cell>
          <table:table-cell table:formula="of:=[.B3]+[.C3]+[.D3]" office:value-type="float" office:value="4863" calcext:value-type="float">
            <text:p>48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6564" calcext:value-type="float">
            <text:p>6564</text:p>
          </table:table-cell>
          <table:table-cell office:value-type="float" office:value="1270" calcext:value-type="float">
            <text:p>1270</text:p>
          </table:table-cell>
          <table:table-cell office:value-type="float" office:value="2084" calcext:value-type="float">
            <text:p>2084</text:p>
          </table:table-cell>
          <table:table-cell table:formula="of:=[.B4]+[.C4]+[.D4]" office:value-type="float" office:value="9918" calcext:value-type="float">
            <text:p>9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B5]+[.C5]+[.D5]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19]+[.C19]+[.D19]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8]+[.C38]+[.D38]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9]+[.C39]+[.D39]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40]+[.C40]+[.D40]"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1]+[.C41]+[.D41]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2]+[.C42]+[.D42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43]+[.C43]+[.D43]"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7]+[.C47]+[.D47]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34" calcext:value-type="float">
            <text:p>23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52]+[.C52]+[.D52]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55]+[.C55]+[.D55]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2]+[.C62]+[.D6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[.B64]+[.C64]+[.D64]" office:value-type="float" office:value="386" calcext:value-type="float">
            <text:p>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52" calcext:value-type="float">
            <text:p>45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B65]+[.C65]+[.D65]"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66]+[.C66]+[.D66]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65" calcext:value-type="float">
            <text:p>46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formula="of:=[.B67]+[.C67]+[.D67]"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B73]+[.C73]+[.D73]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76]+[.C76]+[.D76]"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0]+[.C80]+[.D80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23" calcext:value-type="float">
            <text:p>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84]+[.C84]+[.D84]"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85]+[.C85]+[.D85]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formula="of:=[.B88]+[.C88]+[.D88]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6]+[.C96]+[.D96]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97]+[.C97]+[.D97]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00]+[.C100]+[.D100]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7]+[.C107]+[.D107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18]+[.C118]+[.D118]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21]+[.C121]+[.D121]"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122]+[.C122]+[.D122]" office:value-type="float" office:value="661" calcext:value-type="float">
            <text:p>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3]+[.C123]+[.D123]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4]+[.C124]+[.D124]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.component.cs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5]+[.C125]+[.D125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6]+[.C126]+[.D126]"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B128]+[.C128]+[.D128]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29]+[.C129]+[.D129]" office:value-type="float" office:value="545" calcext:value-type="float">
            <text:p>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ScheduleEdit.component.ts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[.B130]+[.C130]+[.D130]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31]+[.C131]+[.D131]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B133]+[.C133]+[.D133]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4]+[.C134]+[.D134]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35]+[.C135]+[.D135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136]+[.C136]+[.D136]"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scription.component.css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scription.component.html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38]+[.C138]+[.D138]"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escription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39]+[.C139]+[.D139]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40]+[.C140]+[.D140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1]+[.C141]+[.D141]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2]+[.C142]+[.D142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3]+[.C143]+[.D143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4]+[.C144]+[.D144]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5]+[.C145]+[.D145]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CSV.component.css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46]+[.C146]+[.D146]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CSV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47]+[.C147]+[.D147]"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CSV.component.ts</text:p>
          </table:table-cell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formula="of:=[.B148]+[.C148]+[.D148]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0]+[.C150]+[.D15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JSON.component.ts</text:p>
          </table:table-cell>
          <table:table-cell office:value-type="float" office:value="330" calcext:value-type="float">
            <text:p>330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formula="of:=[.B151]+[.C151]+[.D151]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3]+[.C153]+[.D153]"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fileSpreadsheet.component.ts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154]+[.C154]+[.D154]"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55]+[.C155]+[.D155]"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6]+[.C156]+[.D156]"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googleSheets.component.ts</text:p>
          </table:table-cell>
          <table:table-cell office:value-type="float" office:value="257" calcext:value-type="float">
            <text:p>25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57]+[.C157]+[.D157]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9]+[.C159]+[.D159]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60]+[.C160]+[.D160]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1]+[.C161]+[.D161]"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2]+[.C162]+[.D162]"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B163]+[.C163]+[.D163]"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B164]+[.C164]+[.D164]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165]+[.C165]+[.D165]" office:value-type="float" office:value="287" calcext:value-type="float">
            <text:p>2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33" calcext:value-type="float">
            <text:p>433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formula="of:=[.B166]+[.C166]+[.D166]"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67]+[.C167]+[.D167]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68]+[.C168]+[.D168]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69]+[.C169]+[.D169]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[.B170]+[.C170]+[.D170]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71]+[.C171]+[.D171]" office:value-type="float" office:value="284" calcext:value-type="float">
            <text:p>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[.B172]+[.C172]+[.D172]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73]+[.C173]+[.D173]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4]+[.C174]+[.D174]"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5]+[.C175]+[.D175]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6]+[.C176]+[.D176]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7]+[.C177]+[.D17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78]+[.C178]+[.D178]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"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0]+[.C180]+[.D180]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B181]+[.C181]+[.D181]"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82]+[.C182]+[.D182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3]+[.C183]+[.D183]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[.B184]+[.C184]+[.D184]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5]+[.C185]+[.D185]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6]+[.C186]+[.D186]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187]+[.C187]+[.D187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188]+[.C188]+[.D188]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9]+[.C189]+[.D189]"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190]+[.C190]+[.D190]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92]+[.C192]+[.D192]"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B193]+[.C193]+[.D193]" office:value-type="float" office:value="281" calcext:value-type="float">
            <text:p>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5]+[.C195]+[.D195]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6]+[.C196]+[.D196]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9]+[.C199]+[.D199]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1]+[.C201]+[.D201]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202]+[.C202]+[.D202]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3]+[.C203]+[.D203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204]+[.C204]+[.D204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5]+[.C205]+[.D205]"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206]+[.C206]+[.D206]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07]+[.C207]+[.D207]"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458" calcext:value-type="float">
            <text:p>458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formula="of:=[.B208]+[.C208]+[.D208]"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209]+[.C209]+[.D209]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0]+[.C210]+[.D210]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11]+[.C211]+[.D211]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13]+[.C213]+[.D213]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[.B214]+[.C214]+[.D214]"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5]+[.C215]+[.D215]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6]+[.C216]+[.D216]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17]+[.C217]+[.D217]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218]+[.C218]+[.D218]"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19]+[.C219]+[.D219]"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[.B220]+[.C220]+[.D220]"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1]+[.C221]+[.D221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2]+[.C222]+[.D222]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3]+[.C223]+[.D223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224]+[.C224]+[.D224]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5]+[.C225]+[.D225]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502" calcext:value-type="float">
            <text:p>50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6]+[.C226]+[.D226]" office:value-type="float" office:value="678" calcext:value-type="float">
            <text:p>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227]+[.C227]+[.D227]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8610" calcext:value-type="float">
            <text:p>8610</text:p>
          </table:table-cell>
          <table:table-cell office:value-type="float" office:value="1416" calcext:value-type="float">
            <text:p>1416</text:p>
          </table:table-cell>
          <table:table-cell office:value-type="float" office:value="1869" calcext:value-type="float">
            <text:p>1869</text:p>
          </table:table-cell>
          <table:table-cell table:formula="of:=[.B228]+[.C228]+[.D228]" office:value-type="float" office:value="11895" calcext:value-type="float">
            <text:p>118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29]+[.C229]+[.D229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30]+[.C230]+[.D230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31]+[.C231]+[.D231]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2]+[.C232]+[.D232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3]+[.C233]+[.D233]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4]+[.C234]+[.D234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5]+[.C235]+[.D235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formula="of:=[.B236]+[.C236]+[.D236]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37]+[.C237]+[.D237]"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8]+[.C238]+[.D238]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B239]+[.C239]+[.D239]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240]+[.C240]+[.D240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41]+[.C241]+[.D241]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42]+[.C242]+[.D242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43]+[.C243]+[.D243]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4]+[.C244]+[.D244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245]+[.C245]+[.D245]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anage.colours.component.css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46]+[.C246]+[.D246]"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anage.colours.component.html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47]+[.C247]+[.D247]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anage.colours.component.ts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[.B248]+[.C248]+[.D248]"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1120" calcext:value-type="float">
            <text:p>1120</text:p>
          </table:table-cell>
          <table:table-cell office:value-type="float" office:value="849" calcext:value-type="float">
            <text:p>849</text:p>
          </table:table-cell>
          <table:table-cell office:value-type="float" office:value="145" calcext:value-type="float">
            <text:p>145</text:p>
          </table:table-cell>
          <table:table-cell table:formula="of:=[.B249]+[.C249]+[.D249]" office:value-type="float" office:value="2114" calcext:value-type="float">
            <text:p>2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50]+[.C250]+[.D250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51]+[.C251]+[.D251]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52]+[.C252]+[.D252]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53]+[.C253]+[.D253]"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4]+[.C254]+[.D254]"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[.B255]+[.C255]+[.D255]"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56]+[.C256]+[.D256]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B257]+[.C257]+[.D257]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58]+[.C258]+[.D258]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259]+[.C259]+[.D259]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387" calcext:value-type="float">
            <text:p>387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formula="of:=[.B260]+[.C260]+[.D260]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1]+[.C261]+[.D261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62]+[.C262]+[.D262]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63]+[.C263]+[.D263]"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All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4]+[.C264]+[.D264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All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5]+[.C265]+[.D265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deleteAll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B266]+[.C266]+[.D266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73" calcext:value-type="float">
            <text:p>77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[.B267]+[.C267]+[.D267]"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525" calcext:value-type="float">
            <text:p>152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[.B268]+[.C268]+[.D268]" office:value-type="float" office:value="1704" calcext:value-type="float">
            <text:p>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835" calcext:value-type="float">
            <text:p>835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formula="of:=[.B269]+[.C269]+[.D269]" office:value-type="float" office:value="1187" calcext:value-type="float">
            <text:p>1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70]+[.C270]+[.D270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1]+[.C271]+[.D271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2]+[.C272]+[.D272]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3]+[.C273]+[.D273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74]+[.C274]+[.D274]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406" calcext:value-type="float">
            <text:p>40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[.B275]+[.C275]+[.D275]" office:value-type="float" office:value="585" calcext:value-type="float">
            <text:p>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76]+[.C276]+[.D276]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77]+[.C277]+[.D277]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78]+[.C278]+[.D278]"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9]+[.C279]+[.D279]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80]+[.C280]+[.D280]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477" calcext:value-type="float">
            <text:p>477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formula="of:=[.B281]+[.C281]+[.D281]" office:value-type="float" office:value="652" calcext:value-type="float">
            <text:p>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282]+[.C282]+[.D282]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83]+[.C283]+[.D283]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4]+[.C284]+[.D284]"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85]+[.C285]+[.D285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86]+[.C286]+[.D286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87]+[.C287]+[.D287]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B288]+[.C288]+[.D288]"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89]+[.C289]+[.D289]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300" calcext:value-type="float">
            <text:p>30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B290]+[.C290]+[.D290]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291]+[.C291]+[.D291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2]+[.C292]+[.D292]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93]+[.C293]+[.D293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4]+[.C294]+[.D294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95]+[.C295]+[.D295]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296]+[.C296]+[.D296]" office:value-type="float" office:value="158" calcext:value-type="float">
            <text:p>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97]+[.C297]+[.D297]"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298]+[.C298]+[.D298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99]+[.C299]+[.D299]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B300]+[.C300]+[.D300]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301]+[.C301]+[.D301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2]+[.C302]+[.D302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3]+[.C303]+[.D303]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04]+[.C304]+[.D304]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306]+[.C306]+[.D306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307]+[.C307]+[.D307]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08]+[.C308]+[.D308]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309]+[.C309]+[.D309]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formula="of:=[.B310]+[.C310]+[.D310]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Add.component.css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B311]+[.C311]+[.D311]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Add.component.html</text:p>
          </table:table-cell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2]+[.C312]+[.D312]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Add.component.ts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[.B313]+[.C313]+[.D313]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Edit.component.css</text:p>
          </table:table-cell>
          <table:table-cell office:value-type="float" office:value="315" calcext:value-type="float">
            <text:p>3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4]+[.C314]+[.D314]"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Edit.component.html</text:p>
          </table:table-cell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5]+[.C315]+[.D315]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containerStylesEdit.component.ts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316]+[.C316]+[.D316]"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17]+[.C317]+[.D317]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318]+[.C318]+[.D31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319]+[.C319]+[.D319]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320]+[.C320]+[.D320]"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21]+[.C321]+[.D321]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322]+[.C322]+[.D32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B323]+[.C323]+[.D323]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324]+[.C324]+[.D324]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641" calcext:value-type="float">
            <text:p>641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formula="of:=[.B325]+[.C325]+[.D325]"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NEW.css</text:p>
          </table:table-cell>
          <table:table-cell office:value-type="float" office:value="1782" calcext:value-type="float">
            <text:p>1782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table:formula="of:=[.B326]+[.C326]+[.D326]" office:value-type="float" office:value="2046" calcext:value-type="float">
            <text:p>2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NEW.html</text:p>
          </table:table-cell>
          <table:table-cell office:value-type="float" office:value="1839" calcext:value-type="float">
            <text:p>1839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table:formula="of:=[.B327]+[.C327]+[.D327]" office:value-type="float" office:value="2120" calcext:value-type="float">
            <text:p>2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ditor.componentNEW.ts</text:p>
          </table:table-cell>
          <table:table-cell office:value-type="float" office:value="2296" calcext:value-type="float">
            <text:p>2296</text:p>
          </table:table-cell>
          <table:table-cell office:value-type="float" office:value="342" calcext:value-type="float">
            <text:p>342</text:p>
          </table:table-cell>
          <table:table-cell office:value-type="float" office:value="456" calcext:value-type="float">
            <text:p>456</text:p>
          </table:table-cell>
          <table:table-cell table:formula="of:=[.B328]+[.C328]+[.D328]" office:value-type="float" office:value="3094" calcext:value-type="float">
            <text:p>30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29]+[.C329]+[.D329]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30]+[.C330]+[.D330]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31]+[.C331]+[.D331]"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2]+[.C332]+[.D332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33]+[.C333]+[.D333]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334]+[.C334]+[.D334]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hyper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35]+[.C335]+[.D335]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hyper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36]+[.C336]+[.D336]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hyperlinks.component.ts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37]+[.C337]+[.D337]"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38]+[.C338]+[.D338]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9]+[.C339]+[.D339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40]+[.C340]+[.D340]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41]+[.C341]+[.D341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2]+[.C342]+[.D34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343]+[.C343]+[.D34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44]+[.C344]+[.D344]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45]+[.C345]+[.D345]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46]+[.C346]+[.D346]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B347]+[.C347]+[.D347]" office:value-type="float" office:value="281" calcext:value-type="float">
            <text:p>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48]+[.C348]+[.D348]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[.B349]+[.C349]+[.D349]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349])" office:value-type="float" office:value="78942" calcext:value-type="float">
            <text:p>78942</text:p>
          </table:table-cell>
          <table:table-cell table:style-name="ce1" table:formula="of:=SUM([.C2:.C349])" office:value-type="float" office:value="10149" calcext:value-type="float">
            <text:p>10149</text:p>
          </table:table-cell>
          <table:table-cell table:style-name="ce1" table:formula="of:=SUM([.D2:.D349])" office:value-type="float" office:value="13375" calcext:value-type="float">
            <text:p>13375</text:p>
          </table:table-cell>
          <table:table-cell table:style-name="ce1" table:formula="of:=SUM([.E2:.E349])" office:value-type="float" office:value="102466" calcext:value-type="float">
            <text:p>102466</text:p>
          </table:table-cell>
          <table:table-cell table:style-name="ce1" table:number-columns-repeated="1018"/>
        </table:table-row>
      </table:table>
      <table:named-expressions/>
      <table:database-ranges>
        <table:database-range table:name="__Anonymous_Sheet_DB__0" table:target-range-address="linecount.A1:linecount.E3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0:16:40.404185773</dc:date>
    <meta:editing-duration>PT7M10S</meta:editing-duration>
    <meta:editing-cycles>1</meta:editing-cycles>
    <meta:document-statistic meta:table-count="1" meta:cell-count="1750" meta:object-count="0"/>
    <meta:generator>LibreOffice/6.1.2.1$Linux_X86_64 LibreOffice_project/04740d4bf6b193367aa9e036c817573dfc3cad4a</meta:generator>
  </office:meta>
</office:document-meta>
</file>